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b77" officeooo:paragraph-rsid="0009ddae"/>
    </style:style>
    <style:style style:name="P2" style:family="paragraph" style:parent-style-name="Standard">
      <style:text-properties officeooo:rsid="000eb710" officeooo:paragraph-rsid="0009ddae"/>
    </style:style>
    <style:style style:name="P3" style:family="paragraph" style:parent-style-name="Standard">
      <style:text-properties officeooo:rsid="0009ddae" officeooo:paragraph-rsid="0009ddae"/>
    </style:style>
    <style:style style:name="P4" style:family="paragraph" style:parent-style-name="Standard">
      <style:text-properties officeooo:rsid="000eb710" officeooo:paragraph-rsid="000caa43"/>
    </style:style>
    <style:style style:name="T1" style:family="text">
      <style:text-properties officeooo:rsid="0009ddae"/>
    </style:style>
    <style:style style:name="T2" style:family="text">
      <style:text-properties officeooo:rsid="00188144"/>
    </style:style>
    <style:style style:name="T3" style:family="text">
      <style:text-properties officeooo:rsid="0010ac52"/>
    </style:style>
    <style:style style:name="T4" style:family="text">
      <style:text-properties officeooo:rsid="000c1391"/>
    </style:style>
    <style:style style:name="T5" style:family="text">
      <style:text-properties officeooo:rsid="000c7b74"/>
    </style:style>
    <style:style style:name="T6" style:family="text">
      <style:text-properties officeooo:rsid="000ca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 Abdullahi</text:p>
      <text:p text:style-name="P1"/>
      <text:p text:style-name="P1">CS202 – Program <text:span text:style-name="T4">5</text:span> <text:s/><text:span text:style-name="T1">efficiency </text:span>write up</text:p>
      <text:p text:style-name="P1"/>
      <text:p text:style-name="P2">The purpose of this program is to implement an OOP solution to a <text:span text:style-name="T2">Bed and Breakfast listing</text:span> <text:span text:style-name="T1">program where the user can see a list of BnB in the area </text:span><text:s/><text:span text:style-name="T3">using Java</text:span>. The goal is to create a way to <text:span text:style-name="T2">allow a user to be able to view a list of choices of available bed and breakfast locations and allow the user to select a particular bed and breakfast</text:span>. The primary focus will be centered around a <text:span text:style-name="T2">user</text:span> which <text:span text:style-name="T2">data of available bed and breakfast locations which are available for booking. The locations will vary based on the current location of the user</text:span>. <text:span text:style-name="T5">The primary difference between this program and program 4 is the data structure which the information for the BnB’s will be stored. The data structure to be used with program is a doubly linked list with a dynamic array in each node contain a list of cities.</text:span></text:p>
      <text:p text:style-name="P2"/>
      <text:p text:style-name="P4"><text:span text:style-name="T2">The location of the user will correspond to the available bed and breakfast locations in that area.</text:span> <text:span text:style-name="T6">The doubly linked list of will contain the city, and the array in that node will hold the BnB’s in that area. </text:span></text:p>
      <text:p text:style-name="P4"><text:span text:style-name="T6">As far as efficiency for this program, I tried my best with trying not to tie the class hierarchy with the data structures, but using dynamic bind and function overloading with these data structures was a little difficult for me. I was getting various errors when trying to use a certain function which was in the scope of a dynamically bound function from my node class. I had to call the functions by creating an object of the class they were located and then execute the correct function. I tried my best to get this function calls correct and if I had just a a little more time, I think I can improve the flow and efficiency of this program with a little more research, and having professor Fant look at my code and as for pointers. </text:span></text:p>
      <text:p text:style-name="P2"/>
      <text:p text:style-name="P3">I kept getting various errors in Java IDE for various minor errors which were a little different than <text:s/>C++ syntax, finding those <text:span text:style-name="T6">small</text:span> errors in the program required careful scanning of the source code to locate the bug! I am not really aware of the Debugger that is equipped with Java IDE, but using GDB proved to very helpful when writing programs to locate a segmentation fault somewhere in the program. If I had more time to work on this assignment I would find out how the debugger for the IDE works, and use that to improve the efficiency of this implementation, and as well as future Java projects. The IDE I used for this assignment was eclipse. I think with some more practice, I should get familiar with this IDE since it was my first time using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6:12:46.928525485</meta:creation-date>
    <dc:date>2017-03-17T03:36:22.459414746</dc:date>
    <meta:editing-duration>PT16M1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473" meta:character-count="2560" meta:non-whitespace-character-count="2087"/>
  </office:meta>
</office:document-meta>
</file>